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keep-together="auto" fo:orphans="0" fo:widows="0" fo:padding="0in" fo:border="none" fo:keep-with-next="auto"/>
    </style:style>
    <style:style style:name="P2" style:family="paragraph" style:parent-style-name="Standard" style:list-style-name="WWNum1">
      <style:paragraph-properties fo:margin-left="1in" fo:margin-right="0in" fo:keep-together="auto" fo:orphans="0" fo:widows="0" fo:text-indent="-0.25in" style:auto-text-indent="false" fo:padding="0in" fo:border="none" fo:keep-with-next="auto"/>
    </style:style>
    <style:style style:name="P3" style:family="paragraph" style:parent-style-name="Standard" style:list-style-name="WWNum4">
      <style:paragraph-properties fo:margin-left="1in" fo:margin-right="0in" fo:keep-together="auto" fo:orphans="0" fo:widows="0" fo:text-indent="-0.25in" style:auto-text-indent="false" fo:padding="0in" fo:border="none" fo:keep-with-next="auto"/>
    </style:style>
    <style:style style:name="P4" style:family="paragraph" style:parent-style-name="Standard" style:list-style-name="WWNum5">
      <style:paragraph-properties fo:margin-left="1in" fo:margin-right="0in" fo:keep-together="auto" fo:orphans="0" fo:widows="0" fo:text-indent="-0.25in" style:auto-text-indent="false" fo:padding="0in" fo:border="none" fo:keep-with-next="auto"/>
    </style:style>
    <style:style style:name="P5" style:family="paragraph" style:parent-style-name="Standard" style:list-style-name="WWNum3">
      <style:paragraph-properties fo:margin-left="1in" fo:margin-right="0in" fo:keep-together="auto" fo:orphans="0" fo:widows="0" fo:text-indent="-0.25in" style:auto-text-indent="false" fo:padding="0in" fo:border="none" fo:keep-with-next="auto"/>
    </style:style>
    <style:style style:name="P6" style:family="paragraph" style:parent-style-name="Standard" style:list-style-name="WWNum2">
      <style:paragraph-properties fo:margin-left="1in" fo:margin-right="0in" fo:keep-together="auto" fo:orphans="0" fo:widows="0" fo:text-indent="-0.25in" style:auto-text-indent="false" fo:padding="0in" fo:border="none" fo:keep-with-next="auto"/>
    </style:style>
    <style:style style:name="P7" style:family="paragraph" style:parent-style-name="Standard">
      <style:paragraph-properties fo:margin-left="0in" fo:margin-right="0in" fo:keep-together="auto" fo:orphans="0" fo:widows="0" fo:text-indent="0in" style:auto-text-indent="false" fo:padding="0in" fo:border="none" fo:keep-with-next="auto"/>
    </style:style>
    <style:style style:name="P8" style:family="paragraph" style:parent-style-name="Standard">
      <style:paragraph-properties fo:margin-left="0.5in" fo:margin-right="0in" fo:keep-together="auto" fo:orphans="0" fo:widows="0" fo:text-indent="0in" style:auto-text-indent="false" fo:padding="0in" fo:border="none" fo:keep-with-next="auto"/>
    </style:style>
    <style:style style:name="P9" style:family="paragraph" style:parent-style-name="Title" style:master-page-name="Standard">
      <style:paragraph-properties fo:orphans="0" fo:widows="0" style:page-number="1" fo:padding="0in" fo:border="none"/>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mkba8sdu7aiy"/>Contract for MiFare Classic Key Card Read/Write Application</text:p>
      <text:p text:style-name="P1"/>
      <text:p text:style-name="P1">We propose to make an app that will talk to an OMNIKEY 5022, and read and write MiFairClassic on the key cards for Rick Fox with the following understandings:</text:p>
      <text:p text:style-name="P1"/>
      <text:p text:style-name="P1">What we propose to make and/or do:</text:p>
      <text:p text:style-name="P1"/>
      <text:list xml:id="list2148405520" text:style-name="WWNum1">
        <text:list-item>
          <text:p text:style-name="P2">We will make an app (using OMNIKEY Software development software) that utilizes OMNIKEY 5022 CL to read in MiFare Classic Cards</text:p>
        </text:list-item>
        <text:list-item>
          <text:p text:style-name="P2">We will be able to edit/update sectors/blocks of the cards</text:p>
        </text:list-item>
        <text:list-item>
          <text:p text:style-name="P2">Then we will generate authentication keys for handshake protocol</text:p>
        </text:list-item>
      </text:list>
      <text:p text:style-name="P1"/>
      <text:p text:style-name="P1">What we need from Rick Fox to accomplish this task</text:p>
      <text:p text:style-name="P1"/>
      <text:list xml:id="list2815626991" text:style-name="WWNum4">
        <text:list-item>
          <text:p text:style-name="P3">We need the OMNIKEY 5022 as well as test cards. </text:p>
        </text:list-item>
        <text:list-item>
          <text:p text:style-name="P3">We also need documentation on how to read and write MiFairClassic</text:p>
        </text:list-item>
      </text:list>
      <text:p text:style-name="P7"/>
      <text:p text:style-name="P1">What will happen when these guidelines change</text:p>
      <text:p text:style-name="P1"/>
      <text:list xml:id="list405647141" text:style-name="WWNum5">
        <text:list-item>
          <text:p text:style-name="P4">If scope exceeds our expectations we will finish earlier phases rather than all phases.</text:p>
        </text:list-item>
        <text:list-item>
          <text:p text:style-name="P4">If Mr. Fox needs to change the guidelines he can contact us via a group chat</text:p>
        </text:list-item>
      </text:list>
      <text:p text:style-name="P1"/>
      <text:p text:style-name="P1">What we expect in compensation</text:p>
      <text:p text:style-name="P8"/>
      <text:list xml:id="list129782210" text:style-name="WWNum3">
        <text:list-item>
          <text:p text:style-name="P5">Beer and a grade for our project.</text:p>
        </text:list-item>
      </text:list>
      <text:p text:style-name="P1"/>
      <text:p text:style-name="P1">What limitations we have</text:p>
      <text:p text:style-name="P1"><text:soft-page-break/></text:p>
      <text:list xml:id="list2674866197" text:style-name="WWNum2">
        <text:list-item>
          <text:p text:style-name="P6">Time limit requires us to be done by April 24th for Student Showcase</text:p>
        </text:list-item>
        <text:list-item>
          <text:p text:style-name="P6">Little to no experience with MiFairClassic</text:p>
        </text:list-item>
      </text:list>
      <text:p text:style-name="P8"/>
      <text:p text:style-name="P7">Ownership and Fair Use of Intellectual Property</text:p>
      <text:p text:style-name="P7"/>
      <text:p text:style-name="P8">The Intellectual Property created during this project (for example software, business processes, and artwork) is granted permanently for use and extension for the business owner, but is ultimately owned by the respective creator(s) who are not limited to reuse or extend this work elsewhere. By the end of this project, a code repository with the software will be made available to the client.</text:p>
      <text:p text:style-name="P7"/>
      <text:p text:style-name="P7">Signed &amp; Dated:</text:p>
      <text:p text:style-name="P7"/>
      <text:p text:style-name="P7"/>
      <text:p text:style-name="P7">Signature _____________________<text:tab/><text:tab/>Date _______________________</text:p>
      <text:p text:style-name="P7"/>
      <text:p text:style-name="P7">Representative of Company</text:p>
      <text:p text:style-name="P7"/>
      <text:p text:style-name="P7">Name</text:p>
      <text:p text:style-name="P7"/>
      <text:p text:style-name="P7">Email</text:p>
      <text:p text:style-name="P7"/>
      <text:p text:style-name="P7">Phone</text:p>
      <text:p text:style-name="P7"/>
      <text:p text:style-name="P7"/>
      <text:p text:style-name="P7">Jonah Simon<text:tab/><text:tab/><text:a xlink:type="simple" xlink:href="mailto:jpsimon@mavs.coloradomesa.edu" text:style-name="ListLabel_20_46" text:visited-style-name="ListLabel_20_46"><text:span text:style-name="T2">jpsimon@mavs.coloradomesa.edu</text:span></text:a> <text:tab/><text:tab/>801-413-4643</text:p>
      <text:p text:style-name="P7"/>
      <text:p text:style-name="P7">__________________________</text:p>
      <text:p text:style-name="P7"/>
      <text:p text:style-name="P7"><text:soft-page-break/>Mike Tacker<text:tab/><text:tab/><text:a xlink:type="simple" xlink:href="mailto:matacker@mavs.coloradomesa.edu" text:style-name="ListLabel_20_46" text:visited-style-name="ListLabel_20_46"><text:span text:style-name="T2">matacker@mavs.coloradomesa.edu</text:span></text:a><text:tab/><text:tab/>970-201-9412</text:p>
      <text:p text:style-name="P7"/>
      <text:p text:style-name="P7">__________________________</text:p>
      <text:p text:style-name="P7"/>
      <text:p text:style-name="P7">Ethan Ruiz<text:tab/><text:tab/><text:a xlink:type="simple" xlink:href="mailto:elruiz@mavs.coloradomesa.edu" text:style-name="ListLabel_20_46" text:visited-style-name="ListLabel_20_46"><text:span text:style-name="T2">elruiz@mavs.coloradomesa.edu</text:span></text:a> <text:tab/><text:tab/>480-720-9746</text:p>
      <text:p text:style-name="P7"/>
      <text:p text:style-name="P7">__________________________</text:p>
      <text:p text:style-name="P7"/>
      <text:p text:style-name="P7">Jake Lambdin<text:tab/> <text:s text:c="5"/><text:tab/><text:a xlink:type="simple" xlink:href="mailto:jglambdin@mavs.coloradomesa.edu" text:style-name="ListLabel_20_46" text:visited-style-name="ListLabel_20_46"><text:span text:style-name="T2">jglambdin@mavs.coloradomesa.edu</text:span></text:a> <text:tab/>970-210-430</text:p>
      <text:p text:style-name="P7"/>
      <text:p text:style-name="P7">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3" meta:word-count="300" meta:character-count="1970" meta:non-whitespace-character-count="1695"/>
    <meta:generator>LibreOfficeDev/6.0.5.2$Linux_X86_64 LibreOffice_project/</meta:generator>
  </office:meta>
</office:document-meta>
</file>